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svg:stroke-color="#eeeeee" draw:fill="none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svg:stroke-color="#ba131a" draw:fill-color="#ba131a" draw:textarea-horizontal-align="justify" draw:textarea-vertical-align="middle" draw:auto-grow-height="false" fo:min-height="0.02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ba131a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516cm" svg:y="2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6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6.116cm" svg:y="2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416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8.716cm" svg:y="2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016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1.316cm" svg:y="2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616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3.916cm" svg:y="2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216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.516cm" svg:y="3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6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6.116cm" svg:y="3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416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8.716cm" svg:y="3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016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1.316cm" svg:y="3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616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3.916cm" svg:y="3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216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.516cm" svg:y="5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6cm" svg:y="5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6.116cm" svg:y="5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416cm" svg:y="5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8.716cm" svg:y="5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016cm" svg:y="5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1.316cm" svg:y="5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616cm" svg:y="5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3.916cm" svg:y="5.2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5.216cm" svg:y="5.251cm">
          <text:p text:style-name="P2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3.516cm" svg:y="6.651cm">
          <text:p text:style-name="P2"><text:span text:style-name="T1">20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4.816cm" svg:y="6.651cm">
          <text:p text:style-name="P2"><text:span text:style-name="T1">20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6.116cm" svg:y="6.651cm">
          <text:p text:style-name="P2"><text:span text:style-name="T1">20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7.416cm" svg:y="6.651cm">
          <text:p text:style-name="P2"><text:span text:style-name="T1">201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8.716cm" svg:y="6.651cm">
          <text:p text:style-name="P2"><text:span text:style-name="T1">201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016cm" svg:y="6.651cm">
          <text:p text:style-name="P2"><text:span text:style-name="T1">201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316cm" svg:y="6.651cm">
          <text:p text:style-name="P2"><text:span text:style-name="T1">201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616cm" svg:y="6.651cm">
          <text:p text:style-name="P2"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3.916cm" svg:y="6.651cm">
          <text:p text:style-name="P2"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5.216cm" svg:y="6.651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.016cm" svg:y="2.651cm">
          <text:p text:style-name="P2"><text:span text:style-name="T1">2.k.</text:span></text:p>
          <text:p text:style-name="P2"><text:span text:style-name="T1">(NO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.016cm" svg:y="3.951cm">
          <text:p text:style-name="P2"><text:span text:style-name="T1">3.k.</text:span></text:p>
          <text:p text:style-name="P2"><text:span text:style-name="T1">(VO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.016cm" svg:y="5.251cm">
          <text:p text:style-name="P2"><text:span text:style-name="T1">atkl.</text:span></text:p>
          <text:p text:style-name="P2"><text:span text:style-name="T1">(AO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81cm" svg:height="0.381cm" svg:x="3.6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3.648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6.2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0.381cm" svg:height="0.381cm" svg:x="7.6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0.381cm" svg:height="0.381cm" svg:x="6.248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8.8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0.1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0.148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0.6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1.4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1.448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2.7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4.0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5.348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4.9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6.2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7.5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7.548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8.8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8.848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0.1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1.4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1.448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2.7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4.0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5.3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5.348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629cm" svg:y1="3.55cm" svg:x2="7.648cm" svg:y2="3.05cm" draw:start-shape="id1" draw:start-glue-point="10" draw:end-shape="id2" draw:end-glue-point="6" svg:d="M6629 3550l1019-500" svg:viewBox="0 0 1020 501">
          <text:p/>
        </draw:connector>
        <draw:custom-shape draw:style-name="gr4" draw:text-style-name="P2" xml:id="id3" draw:id="id3" draw:layer="layout" svg:width="0.381cm" svg:height="0.381cm" svg:x="3.648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0.381cm" svg:height="0.381cm" svg:x="4.948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4.029cm" svg:y1="5.65cm" svg:x2="4.948cm" svg:y2="5.65cm" draw:start-shape="id3" draw:start-glue-point="10" draw:end-shape="id4" draw:end-glue-point="6" svg:d="M4029 5650h919" svg:viewBox="0 0 920 1">
          <text:p/>
        </draw:connector>
        <draw:custom-shape draw:style-name="gr4" draw:text-style-name="P2" draw:layer="layout" svg:width="0.381cm" svg:height="0.381cm" svg:x="6.248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7.548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8.848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0.148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1.448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1.448cm" svg:y="5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2.748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4.048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16:01:43.903159445</meta:creation-date>
    <dc:date>2019-04-13T16:40:31.794542993</dc:date>
    <meta:editing-duration>PT8M17S</meta:editing-duration>
    <meta:editing-cycles>1</meta:editing-cycles>
    <meta:document-statistic meta:object-count="82"/>
    <meta:generator>LibreOffice/6.0.7.3$Linux_X86_64 LibreOffice_project/00m0$Build-3</meta:generator>
  </office:meta>
</office:document-meta>
</file>